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caseWorkflowHelper.addWorkflowError( AbstractUsecase usecase , String event , Document do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secaseWorkflowHelper.checkWorkflow( ServiceManager manager , AbstractUsecase usecase , String event , Document doc , Logger logg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